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0.0035in" fo:margin-right="0in" fo:text-indent="0in" style:auto-text-indent="false" style:page-number="1"/>
    </style:style>
    <style:style style:name="P2" style:family="paragraph" style:parent-style-name="Standard">
      <style:paragraph-properties fo:margin-left="-0.0035in" fo:margin-right="0in" fo:text-indent="0in" style:auto-text-indent="false"/>
      <style:text-properties style:font-name="Times New Roman"/>
    </style:style>
    <style:style style:name="P3" style:family="paragraph" style:parent-style-name="Standard">
      <style:paragraph-properties fo:margin-left="-0.0035in" fo:margin-right="0in" fo:text-indent="0in" style:auto-text-indent="false"/>
      <style:text-properties style:font-name="Times New Roman" fo:font-weight="bold" style:font-weight-asian="bold"/>
    </style:style>
    <style:style style:name="P4" style:family="paragraph" style:parent-style-name="Standard">
      <style:paragraph-properties fo:margin-left="-0.0035in" fo:margin-right="0in" fo:text-indent="0in" style:auto-text-indent="false"/>
      <style:text-properties style:font-name="Times New Roman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left="4.4965in" fo:margin-right="0in" fo:text-indent="0.0035in" style:auto-text-indent="false"/>
      <style:text-properties style:font-name="Times New Roman"/>
    </style:style>
    <style:style style:name="P6" style:family="paragraph" style:parent-style-name="Standard">
      <style:paragraph-properties fo:margin-left="4in" fo:margin-right="0in" fo:text-indent="0.5in" style:auto-text-indent="false"/>
      <style:text-properties style:font-name="Times New Roman"/>
    </style:style>
    <style:style style:name="P7" style:family="paragraph" style:parent-style-name="Standard">
      <style:paragraph-properties fo:margin-left="-0.0035in" fo:margin-right="0in" fo:text-indent="0in" style:auto-text-indent="false"/>
      <style:text-properties style:font-name="Times New Roman" officeooo:paragraph-rsid="000354d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354d8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0354d8" style:font-style-asian="italic"/>
    </style:style>
    <style:style style:name="T5" style:family="text">
      <style:text-properties fo:color="#0563c1" loext:opacity="100%" style:text-underline-style="solid" style:text-underline-width="auto" style:text-underline-color="font-color"/>
    </style:style>
    <style:style style:name="T6" style:family="text">
      <style:text-properties fo:color="#0563c1" loext:opacity="100%" style:font-name="Times New Roman" style:text-underline-style="solid" style:text-underline-width="auto" style:text-underline-color="font-color"/>
    </style:style>
    <style:style style:name="T7" style:family="text">
      <style:text-properties fo:color="#1155cc" loext:opacity="100%" style:text-underline-style="solid" style:text-underline-width="auto" style:text-underline-color="font-color"/>
    </style:style>
    <style:style style:name="T8" style:family="text">
      <style:text-properties fo:color="#1155cc" loext:opacity="100%" style:font-name="Times New Roman" style:text-underline-style="solid" style:text-underline-width="auto" style:text-underline-color="font-color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weight="bold" style:font-weight-asian="bold"/>
    </style:style>
    <style:style style:name="T13" style:family="text">
      <style:text-properties style:font-name="Times New Roman" fo:font-style="italic" style:font-style-asian="italic"/>
    </style:style>
    <style:style style:name="T14" style:family="text">
      <style:text-properties officeooo:rsid="000354d8"/>
    </style:style>
    <style:style style:name="T15" style:family="text">
      <style:text-properties officeooo:rsid="000a9a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Tien La</text:span><text:span text:style-name="T11"> (La Văn Tiến) <text:s/>, <text:s/>Vietnam <text:s/>, <text:s/>Remote Culture<text:tab/><text:tab/><text:tab/><text:tab/><text:tab/><text:tab/><text:tab/></text:span><text:span text:style-name="T13">Page 1/2</text:span><text:span text:style-name="T11"><text:line-break/></text:span><text:a xlink:type="simple" xlink:href="https://github.com/lavantien/" text:style-name="ListLabel_20_1" text:visited-style-name="ListLabel_20_1"><text:span text:style-name="T6">github.com/lavantien</text:span></text:a><text:a xlink:type="simple" xlink:href="https://github.com/lavantien/" text:style-name="ListLabel_20_2" text:visited-style-name="ListLabel_20_2"><text:span text:style-name="T11"> </text:span></text:a><text:span text:style-name="T11"><text:s/>, <text:s/></text:span><text:span text:style-name="T6">[REDACTED]@gmail.com</text:span><text:span text:style-name="T11"> <text:s/>, <text:s/></text:span><text:a xlink:type="simple" xlink:href="https://www.linkedin.com/in/lavantien/" text:style-name="ListLabel_20_3" text:visited-style-name="ListLabel_20_3"><text:span text:style-name="T8">linkedin.com/in/lavantien</text:span></text:a><text:span text:style-name="T11"> <text:s/>, <text:s/>+[REDACTED]</text:span></text:p>
      <text:p text:style-name="P2"/>
      <text:p text:style-name="P2">- <text:span text:style-name="T1">Career Start</text:span>: 2007 <text:s/>, <text:s/><text:span text:style-name="T1">Experience</text:span>: 15 years <text:s/>, <text:s/><text:span text:style-name="T1">Specialization</text:span>: Backend <text:s/>, <text:s/><text:span text:style-name="T1">English</text:span>: Bilingual</text:p>
      <text:p text:style-name="P2"/>
      <text:p text:style-name="P2">- <text:span text:style-name="T1">Languages</text:span>: <text:s text:c="2"/><text:tab/>Go <text:s/>, <text:s/>Lua <text:s/>, <text:s/>Rust <text:s/>, <text:s/>Java <text:s/>, <text:s/>JavaScript <text:s/>, <text:s/>HTML <text:s/>, <text:s/>CSS</text:p>
      <text:p text:style-name="P2">- <text:span text:style-name="T1">Databases</text:span>: <text:s text:c="2"/><text:tab/><text:tab/>PostgreSQL <text:s/>, <text:s/>MongoDB <text:s/>, <text:s/>CockroachDB <text:s/>, <text:s/>Redis</text:p>
      <text:p text:style-name="P2">- <text:span text:style-name="T1">Protocols</text:span>:<text:tab/><text:tab/>HTTP <text:s/>, <text:s/>GRPC <text:s/>, <text:s/>GraphQL <text:s/>, <text:s/>Kafka <text:s/>, <text:s/>WebSockets <text:s/>, <text:s/>MQTT</text:p>
      <text:p text:style-name="P2">- <text:span text:style-name="T1">Platforms</text:span>: <text:s text:c="2"/><text:tab/><text:tab/>Linux <text:s/>, <text:s/>GitHub CI <text:s/>, <text:s/>Docker Compose <text:s/>, <text:s/>Kubernetes <text:s/>, <text:s/>Terraform <text:s/>, <text:s/>GCP <text:s/>, <text:s/>AWS</text:p>
      <text:p text:style-name="P2">- <text:span text:style-name="T1">Frameworks</text:span>: <text:s text:c="2"/><text:tab/>React <text:s/>, <text:s/>Next.js <text:s/>, <text:s/>Flutter <text:s/>, <text:s/>Angular</text:p>
      <text:p text:style-name="P2">- <text:span text:style-name="T1">Tools</text:span>: <text:s text:c="2"/><text:tab/><text:tab/>Neovim <text:s/>, <text:s/>Kreya <text:s/>, <text:s/>DbGate <text:s/>, <text:s/>Westerm <text:s/>, <text:s/>Podman Desktop <text:s/>, <text:s/>Android Studio <text:s/>, <text:s/>OBS Studio</text:p>
      <text:p text:style-name="P2">- <text:span text:style-name="T1">Domains</text:span>: <text:s text:c="2"/><text:tab/><text:tab/>Cloud Native <text:s/>, <text:s/>Edge Computing <text:s/>, <text:s/>Cryptography <text:s/>, <text:s/>Commerce <text:s/>, <text:s/>Banking <text:s/>, <text:s/>Healthcare</text:p>
      <text:p text:style-name="P2"/>
      <text:p text:style-name="P2">- <text:span text:style-name="T1">Why me?</text:span><text:tab/><text:tab/>Strong Work Ethic <text:s/>, <text:s/>High Code Output <text:s text:c="2"/>, <text:s/>Goal Oriented <text:s/>, <text:s/>Good Reviewer/Documenter/Mentor</text:p>
      <text:p text:style-name="P2"/>
      <text:p text:style-name="P2">- <text:span text:style-name="T1">Why not me?</text:span> <text:tab/>Management <text:s/>, <text:s/>Gambling <text:s/>, <text:s/>Media <text:s/>, <text:s/>Property <text:s/>, <text:s/>Advertisement <text:s/>, <text:s/>Blockchain/DeGameFi/NFT</text:p>
      <text:p text:style-name="P3"/>
      <text:p text:style-name="P4">Work Summary</text:p>
      <text:p text:style-name="P2"/>
      <text:p text:style-name="P2">Open Source Developer, <text:tab/><text:span text:style-name="T1">Non-profit Organizations</text:span>, Various Projects, Team size: 1-5, <text:tab/><text:span text:style-name="T3">08/2015 - Current</text:span></text:p>
      <text:p text:style-name="P2"/>
      <text:p text:style-name="P2">Auto Chess Player,<text:tab/><text:tab/><text:span text:style-name="T1">Vietnam National Team</text:span>, ACOS Tournaments, Team size: 20,<text:tab/><text:span text:style-name="T3">07/2019 - 05/2023</text:span></text:p>
      <text:p text:style-name="P2"/>
      <text:p text:style-name="P2">Remote Backend Engineer, <text:tab/><text:span text:style-name="T1">NTQ Solution</text:span>, Project: <text:span text:style-name="T1">Dropezy</text:span>, Team size: 20, <text:tab/><text:tab/><text:tab/><text:span text:style-name="T3">01/2022 - 10/2022</text:span></text:p>
      <text:p text:style-name="P2"/>
      <text:p text:style-name="P2">Remote Backend Engineer, <text:tab/><text:span text:style-name="T1">MonsterPixel. </text:span>Project:<text:span text:style-name="T1"> Ackio Mesh</text:span>, Team size: 10, <text:tab/><text:tab/><text:span text:style-name="T3">08/2021 - 12/2021</text:span></text:p>
      <text:p text:style-name="P2"/>
      <text:p text:style-name="P2">Remote Backend Developer, <text:tab/><text:span text:style-name="T1">GadGame. </text:span>Project:<text:span text:style-name="T1"> Galaxy Fortunes</text:span>, Team size: 10, <text:tab/><text:tab/><text:span text:style-name="T3">04/2021 - 08/2021</text:span></text:p>
      <text:p text:style-name="P2"/>
      <text:p text:style-name="P2">Remote Backend Developer, <text:tab/><text:span text:style-name="T1">Analytical Autoradiography. </text:span>Project: <text:span text:style-name="T1">teleDrCare</text:span>, Team size: 10, <text:span text:style-name="T3">01/2021 - 05/2021</text:span></text:p>
      <text:p text:style-name="P2"/>
      <text:p text:style-name="P2">Backend Engineer, <text:tab/><text:tab/><text:span text:style-name="T1">FPT Software</text:span>, Projects: <text:span text:style-name="T1">ETCC E-470</text:span> &amp; <text:span text:style-name="T1">Halliburton Baroid,<text:tab/></text:span><text:span text:style-name="T3">07/2020 - 12/2020</text:span><text:tab/></text:p>
      <text:p text:style-name="P2"/>
      <text:p text:style-name="P2">Fullstack Engineer, <text:tab/><text:tab/><text:span text:style-name="T1">PALTech.</text:span> Project: <text:span text:style-name="T1">FairExchange</text:span>, Team size: 50, <text:tab/><text:tab/><text:tab/><text:span text:style-name="T3">10/2018 - 03/2020</text:span></text:p>
      <text:p text:style-name="P2"/>
      <text:p text:style-name="P7"><text:span text:style-name="T14">StarCraft 2</text:span> Player,<text:tab/><text:tab/><text:span text:style-name="T2">Band of Brothers</text:span>, <text:span text:style-name="T14">Vietnam &amp; SEA</text:span> Tournaments, Team size: 20,<text:tab/><text:span text:style-name="T3">07/20</text:span><text:span text:style-name="T4">16</text:span><text:span text:style-name="T3"> – </text:span><text:span text:style-name="T4">09</text:span><text:span text:style-name="T3">/20</text:span><text:span text:style-name="T4">18</text:span></text:p>
      <text:p text:style-name="P7"><text:span text:style-name="T3"/></text:p>
      <text:p text:style-name="P2">Remote Reliability Engineer, <text:tab/><text:span text:style-name="T1">IESEM.</text:span> Project: <text:span text:style-name="T1">IESEM Platform</text:span>, Team size: 5, <text:tab/><text:tab/><text:tab/><text:span text:style-name="T3">08/2014 - 08/2015</text:span></text:p>
      <text:p text:style-name="P2"/>
      <text:p text:style-name="P2">Remote Game Developer, <text:tab/><text:span text:style-name="T1">EpicWar</text:span>, Various Projects, Team size: 1-5, <text:tab/><text:tab/><text:tab/><text:tab/><text:span text:style-name="T3">08/2007 - 06/2014</text:span></text:p>
      <text:p text:style-name="P2"/>
      <text:p text:style-name="P4">Education</text:p>
      <text:p text:style-name="P2"/>
      <text:p text:style-name="P2">Modern Web Development, <text:tab/><text:span text:style-name="T1">Udemy, </text:span>Various Courses<text:span text:style-name="T3">, <text:tab/><text:tab/><text:tab/><text:tab/><text:tab/><text:tab/>2018 - Current</text:span></text:p>
      <text:p text:style-name="P2">Backend Master Class,<text:tab/><text:span text:style-name="T1">Code School</text:span>,<text:tab/><text:span text:style-name="T3"><text:tab/><text:tab/><text:tab/><text:tab/><text:tab/><text:tab/><text:tab/>2020</text:span></text:p>
      <text:p text:style-name="P2">Development Life Cycle, <text:tab/><text:span text:style-name="T1">FPT Software</text:span>, <text:tab/><text:tab/><text:tab/><text:tab/><text:tab/><text:tab/><text:tab/><text:span text:style-name="T3">2020</text:span></text:p>
      <text:p text:style-name="P2">Java Spring Development, <text:tab/><text:span text:style-name="T1">Nhat Nghe Academy</text:span>, <text:tab/><text:tab/><text:tab/><text:tab/><text:tab/><text:tab/><text:span text:style-name="T3">2018</text:span></text:p>
      <text:p text:style-name="P2">Computer Engineering, <text:tab/><text:span text:style-name="T1">University of Information Technology</text:span>, VNU-HCM, <text:tab/><text:tab/><text:span text:style-name="T3">2015 - 2021</text:span></text:p>
      <text:p text:style-name="P2">Competitive Programming, <text:tab/><text:span text:style-name="T1">CodeForces</text:span>, <text:tab/><text:tab/><text:tab/><text:tab/><text:tab/><text:tab/><text:tab/><text:tab/><text:span text:style-name="T3">2007 - Current</text:span></text:p>
      <text:p text:style-name="P2">Game Development, <text:tab/><text:tab/><text:span text:style-name="T1">The Hive Workshop</text:span>, <text:tab/><text:tab/><text:tab/><text:tab/><text:tab/><text:tab/><text:span text:style-name="T3">2007 - 2015</text:span></text:p>
      <text:p text:style-name="P2"/>
      <text:p text:style-name="P4">Award</text:p>
      <text:p text:style-name="P3"/>
      <text:p text:style-name="P2">1st Place Team, <text:span text:style-name="T1">UIT Sumo Robot 2017</text:span>, Robotic Contest</text:p>
      <text:p text:style-name="P2"><text:soft-page-break/><text:span text:style-name="T9">Work Details<text:tab/><text:tab/><text:tab/><text:tab/><text:tab/><text:tab/><text:tab/><text:tab/><text:tab/><text:tab/><text:tab/></text:span><text:span text:style-name="T10"><text:tab/></text:span><text:span text:style-name="T3">Page 2/2</text:span></text:p>
      <text:p text:style-name="P2"/>
      <text:p text:style-name="P2"><text:span text:style-name="T1">Open Source Developer</text:span>, <text:tab/><text:tab/><text:span text:style-name="T15">Non-profit Organizations</text:span>, <text:tab/>Various Projects</text:p>
      <text:p text:style-name="P2">- Make scripts, benchmarking, profiling, &amp; setup tools for various Linux environments &amp; platforms</text:p>
      <text:p text:style-name="P2">- Write custom API solutions &amp; Core templates</text:p>
      <text:p text:style-name="P2">- Design &amp; develop libraries for Cryptography &amp; Game Theory</text:p>
      <text:p text:style-name="P2">- Research &amp; develop projects for Embedded Systems, Edge Computing, Distributed Systems, Genetic Algorithms</text:p>
      <text:p text:style-name="P2"/>
      <text:p text:style-name="P2"><text:span text:style-name="T1">Remote Backend Engineer</text:span>, <text:tab/><text:tab/>NTQ Solution, <text:tab/><text:tab/>Project: Dropezy</text:p>
      <text:p text:style-name="P2">- Thoroughly profiling &amp; optimizing services/infrastructures for production release</text:p>
      <text:p text:style-name="P2">- Create new &amp; optimize existing MongoDB queries &amp; aggregates</text:p>
      <text:p text:style-name="P2">- Improve Go codebase with more streamlined structure, apply generics &amp; fuzzy tests. Add Flutter Cloud Emulator</text:p>
      <text:p text:style-name="P2">- Design &amp; implement BigData importer in Go/JS, CSVs to Firebase &amp; MongoDB</text:p>
      <text:p text:style-name="P2">- Design &amp; write Customer service in Go. Optimize performance of Back Office services</text:p>
      <text:p text:style-name="P2">- Design &amp; write Order &amp; Task services in Go. Implement 3rd party integration with shipping vendors in Go</text:p>
      <text:p text:style-name="P2">- Mentor junior colleagues, improve tech documentations, work with Figma &amp; GKE clusters</text:p>
      <text:p text:style-name="P2"/>
      <text:p text:style-name="P2"><text:span text:style-name="T1">Remote Backend Engineer</text:span>, <text:tab/><text:tab/>MonsterPixel. <text:tab/><text:tab/><text:tab/>Project: Ackio Mesh</text:p>
      <text:p text:style-name="P2">- Design, research, document, <text:s/>write &amp; setup infrastructure for an MVP Edge distributed microservices mesh</text:p>
      <text:p text:style-name="P2">- Powered by Go, Node, Python, React &amp; Cloud Native Computing Foundation’s technologies</text:p>
      <text:p text:style-name="P2"/>
      <text:p text:style-name="P2"><text:span text:style-name="T1">Remote Backend Developer</text:span>, <text:tab/>GadGame. <text:tab/><text:tab/><text:tab/>Project: Galaxy Fortunes</text:p>
      <text:p text:style-name="P2">- Migrate &amp; upgrade a Java Spring monolith project to Go &amp; Node microservices on AWS</text:p>
      <text:p text:style-name="P2">- Handle Database Isolation features relate to concurrency &amp; scalability</text:p>
      <text:p text:style-name="P2"/>
      <text:p text:style-name="P2"><text:span text:style-name="T1">Remote Backend Developer</text:span>, <text:tab/>Analytical Autoradiography. <text:tab/>Project: teleDrCare</text:p>
      <text:p text:style-name="P2">- Develop APIs in Go, Node, HTTP REST, gRPC, GraphQL, WebSockets, PostgreSQL, Redis &amp; MongoDB</text:p>
      <text:p text:style-name="P2">- Write AWS Lambda function handlers in Go. Implement UI features in React.</text:p>
      <text:p text:style-name="P2">- Integrate best practices in CI/CD, testing &amp; scripting</text:p>
      <text:p text:style-name="P2"/>
      <text:p text:style-name="P2"><text:span text:style-name="T1">Backend Engineer</text:span>, <text:tab/><text:tab/><text:tab/>FPT Software</text:p>
      <text:p text:style-name="P5">Project: ETCC E-470</text:p>
      <text:p text:style-name="P2">- Implement a Go FTP server, with RabbitMQ, Kafka &amp; MinIO, for pre-processing data</text:p>
      <text:p text:style-name="P2">- Implement &amp; optimize microservices in Go, Java, Spring Boot</text:p>
      <text:p text:style-name="P2">- Implement BackOffice UI &amp; event-driven logic with CUBA, PostgreSQL, &amp; Kafka</text:p>
      <text:p text:style-name="P2">- Write unit tests, do sanity check &amp; production monitoring of microservices on GCP</text:p>
      <text:p text:style-name="P6">Project: Halliburton Baroid</text:p>
      <text:p text:style-name="P2">- Design overall system architecture &amp; write Detailed Design Documents &amp; BPMNs</text:p>
      <text:p text:style-name="P2">- Implement the flow with Appian, write custom features in Java, Spring Boot, Node &amp; React</text:p>
      <text:p text:style-name="P2"/>
      <text:p text:style-name="P2"><text:span text:style-name="T1">Fullstack Engineer</text:span>, <text:tab/><text:tab/><text:tab/>PALTech. <text:tab/><text:tab/><text:tab/>Project: FairExchange</text:p>
      <text:p text:style-name="P2">- Migrate from legacy Spring to Spring Boot, AngularJS to Angular</text:p>
      <text:p text:style-name="P2">- Design &amp; write APIs in Java Spring Boot</text:p>
      <text:p text:style-name="P2">- Design &amp; write high performance Blackjack &amp; Bullseye Roulette HTML/Canvas games</text:p>
      <text:p text:style-name="P2">- Write BackOffice responsive mobile-first UX/UI in Angular &amp; design/implement its API &amp; db</text:p>
      <text:p text:style-name="P2">- Write internal tools in .NET Core. Monitor ELK stack &amp; AWS CloudWatch</text:p>
      <text:p text:style-name="P2"/>
      <text:p text:style-name="P2"><text:span text:style-name="T1">Remote Reliability Engineer</text:span>, <text:tab/>IESEM. <text:tab/><text:tab/><text:tab/>Project: IESEM Platform</text:p>
      <text:p text:style-name="P2">- Design &amp; implement IESEM forum &amp; related softwares, using WordPress, MySQL</text:p>
      <text:p text:style-name="P2"/>
      <text:p text:style-name="P2"><text:span text:style-name="T1">Remote Game Developer</text:span>,<text:tab/><text:tab/>EpicWar,<text:tab/><text:tab/><text:tab/>Various Projects</text:p>
      <text:p text:style-name="P2">- Design &amp; develop arts, graphics, game engines, &amp; custom maps for WarCraft 3 with Jass, vJass (OOP Jass), &amp; Lu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457in" fo:margin-top="0in" fo:margin-bottom="0.0091in" style:contextual-spacing="false" fo:line-height="103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071in" fo:margin-right="0in" fo:margin-top="0in" fo:margin-bottom="0in" style:contextual-spacing="false" fo:line-height="108%" fo:text-align="start" style:justify-single-word="false" fo:keep-together="always" fo:orphans="2" fo:widows="2" fo:text-indent="-0.0071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style:font-name-asian="Times New Roman1" style:font-family-asian="'Times New Roman'" style:font-family-generic-asian="system" style:font-pitch-asian="variable" style:font-size-asian="16pt" style:font-style-asian="normal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39in" style:contextual-spacing="false" fo:line-height="100%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 style:font-size-complex="17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139in" style:contextual-spacing="false" fo:line-height="100%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22in" fo:margin-bottom="0.139in" style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22in" fo:margin-bottom="0.139in" style:contextual-spacing="false" fo:line-height="100%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22in" fo:margin-bottom="0.139in" style:contextual-spacing="false" fo:line-height="100%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083in" fo:margin-bottom="0.139in" style:contextual-spacing="false" fo:line-height="100%"/>
      <style:text-properties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.139in" style:contextual-spacing="false" fo:line-height="100%"/>
      <style:text-properties fo:font-size="12pt" style:font-size-asian="12pt" style:font-size-complex="12pt"/>
    </style:style>
    <style:style style:name="ListLabel_20_1" style:display-name="ListLabel 1" style:family="tex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/>
    <style:style style:name="ListLabel_20_3" style:display-name="ListLabel 3" style:family="text">
      <style:text-properties fo:color="#1155cc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in" fo:margin-bottom="0.1in" fo:margin-left="0.1in" fo:margin-right="0.1in" style:writing-mode="lr-tb" style:layout-grid-color="#c0c0c0" style:layout-grid-lines="2919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6-08T02:09:53.076652658</dc:date>
    <meta:editing-duration>PT9M15S</meta:editing-duration>
    <meta:editing-cycles>4</meta:editing-cycles>
    <meta:document-statistic meta:table-count="0" meta:image-count="0" meta:object-count="0" meta:page-count="2" meta:paragraph-count="76" meta:word-count="837" meta:character-count="5700" meta:non-whitespace-character-count="4679"/>
  </office:meta>
</office:document-meta>
</file>